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02000000020BD1601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column"/>
    </style:style>
    <style:style style:name="P2" style:family="paragraph" style:parent-style-name="Standard">
      <style:paragraph-properties fo:text-align="end" style:justify-single-word="false"/>
      <style:text-properties fo:color="#3333ff" fo:font-size="10pt" style:font-size-asian="10pt" style:font-size-complex="10pt"/>
    </style:style>
    <style:style style:name="P3" style:family="paragraph" style:parent-style-name="Title">
      <style:paragraph-properties fo:margin-top="0.423cm" fo:margin-bottom="0.212cm"/>
      <style:text-properties style:font-relief="engraved"/>
    </style:style>
    <style:style style:name="P4" style:family="paragraph" style:parent-style-name="Standard" style:list-style-name="L1">
      <style:paragraph-properties fo:text-align="end" style:justify-single-word="false"/>
      <style:text-properties fo:color="#3333ff" fo:font-size="10pt" style:font-size-asian="10pt" style:font-size-complex="10pt"/>
    </style:style>
    <style:style style:name="P5" style:family="paragraph" style:parent-style-name="Standard">
      <style:text-properties fo:language="zxx" fo:country="none"/>
    </style:style>
    <style:style style:name="P6" style:family="paragraph" style:parent-style-name="Standard" style:list-style-name="L29">
      <style:text-properties fo:language="zxx" fo:country="none"/>
    </style:style>
    <style:style style:name="P7" style:family="paragraph" style:parent-style-name="Standard">
      <style:text-properties fo:language="zxx" fo:country="none" fo:font-weight="normal" style:font-weight-asian="normal" style:font-weight-complex="normal"/>
    </style:style>
    <style:style style:name="P8" style:family="paragraph" style:parent-style-name="Standard" style:list-style-name="L28">
      <style:text-properties fo:language="zxx" fo:country="none" fo:font-weight="normal" style:font-weight-asian="normal" style:font-weight-complex="normal"/>
    </style:style>
    <style:style style:name="P9" style:family="paragraph" style:parent-style-name="Standard" style:list-style-name="L33">
      <style:text-properties fo:language="zxx" fo:country="none" fo:font-weight="normal" style:font-weight-asian="normal" style:font-weight-complex="normal"/>
    </style:style>
    <style:style style:name="P10" style:family="paragraph" style:parent-style-name="Standard" style:list-style-name="L34">
      <style:text-properties fo:language="zxx" fo:country="none" fo:font-weight="normal" style:font-weight-asian="normal" style:font-weight-complex="normal"/>
    </style:style>
    <style:style style:name="P11" style:family="paragraph" style:parent-style-name="Standard" style:list-style-name="L40">
      <style:text-properties fo:language="zxx" fo:country="none" fo:font-weight="normal" style:font-weight-asian="normal" style:font-weight-complex="normal"/>
    </style:style>
    <style:style style:name="P12" style:family="paragraph" style:parent-style-name="Standard" style:list-style-name="L42">
      <style:text-properties fo:language="zxx" fo:country="none"/>
    </style:style>
    <style:style style:name="P13" style:family="paragraph" style:parent-style-name="Standard" style:list-style-name="L28"/>
    <style:style style:name="P14" style:family="paragraph" style:parent-style-name="Standard" style:list-style-name="L29"/>
    <style:style style:name="P15" style:family="paragraph" style:parent-style-name="Standard" style:list-style-name="L30"/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18" style:family="paragraph" style:parent-style-name="Standard" style:list-style-name="L33"/>
    <style:style style:name="P19" style:family="paragraph" style:parent-style-name="Standard" style:list-style-name="L34"/>
    <style:style style:name="P20" style:family="paragraph" style:parent-style-name="Standard" style:list-style-name="L36"/>
    <style:style style:name="P21" style:family="paragraph" style:parent-style-name="Standard" style:list-style-name="L38"/>
    <style:style style:name="P22" style:family="paragraph" style:parent-style-name="Standard" style:list-style-name="L39"/>
    <style:style style:name="P23" style:family="paragraph" style:parent-style-name="Standard" style:list-style-name="L40"/>
    <style:style style:name="P24" style:family="paragraph" style:parent-style-name="Standard" style:list-style-name="L41"/>
    <style:style style:name="P25" style:family="paragraph" style:parent-style-name="Standard">
      <style:paragraph-properties fo:margin-left="1.251cm" fo:margin-right="0cm" fo:text-indent="0cm" style:auto-text-indent="false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language="zxx" fo:country="none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zxx" fo:country="none"/>
    </style:style>
    <style:style style:name="P29" style:family="paragraph" style:parent-style-name="Standard">
      <style:paragraph-properties fo:margin-left="2cm" fo:margin-right="0cm" fo:text-indent="0cm" style:auto-text-indent="false"/>
    </style:style>
    <style:style style:name="P30" style:family="paragraph" style:parent-style-name="Standard">
      <style:paragraph-properties fo:margin-left="2cm" fo:margin-right="0cm" fo:text-indent="0cm" style:auto-text-indent="false"/>
      <style:text-properties fo:language="zxx" fo:country="none"/>
    </style:style>
    <style:style style:name="P31" style:family="paragraph" style:parent-style-name="Standard">
      <style:paragraph-properties fo:margin-left="2cm" fo:margin-right="0cm" fo:text-indent="0cm" style:auto-text-indent="false"/>
      <style:text-properties fo:language="zxx" fo:country="none" fo:font-weight="normal" style:font-weight-asian="normal" style:font-weight-complex="normal"/>
    </style:style>
    <style:style style:name="P32" style:family="paragraph" style:parent-style-name="Standard">
      <style:paragraph-properties fo:margin-left="2cm" fo:margin-right="0cm" fo:text-indent="0cm" style:auto-text-indent="false"/>
      <style:text-properties fo:language="zxx" fo:country="none" fo:font-weight="bold" style:font-weight-asian="bold" style:font-weight-complex="bold"/>
    </style:style>
    <style:style style:name="P33" style:family="paragraph" style:parent-style-name="Standard">
      <style:paragraph-properties fo:margin-left="2cm" fo:margin-right="0cm" fo:text-indent="0cm" style:auto-text-indent="false" style:text-autospace="none"/>
      <style:text-properties style:use-window-font-color="true" fo:font-size="10pt" fo:language="zxx" fo:country="none" style:font-size-asian="10pt" style:font-size-complex="10pt"/>
    </style:style>
    <style:style style:name="P34" style:family="paragraph" style:parent-style-name="Standard" style:list-style-name="">
      <style:paragraph-properties fo:margin-left="2cm" fo:margin-right="0cm" fo:margin-top="0.423cm" fo:margin-bottom="0.212cm" fo:text-indent="0cm" style:auto-text-indent="false" style:text-autospace="none"/>
      <style:text-properties style:use-window-font-color="true" fo:font-size="10pt" fo:language="zxx" fo:country="none" style:font-size-asian="10pt" style:font-size-complex="10pt"/>
    </style:style>
    <style:style style:name="P35" style:family="paragraph" style:parent-style-name="Standard" style:list-style-name="">
      <style:paragraph-properties fo:margin-top="0.423cm" fo:margin-bottom="0.212cm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 style:master-page-name="">
      <style:paragraph-properties fo:margin-top="0.423cm" fo:margin-bottom="0.212cm" fo:keep-together="always" style:page-number="auto" fo:keep-with-next="always"/>
      <style:text-properties fo:color="#3333ff" style:font-name="Arial" fo:font-size="14pt" fo:language="zxx" fo:country="none" fo:font-style="italic" style:font-name-asian="Microsoft YaHei" style:font-size-asian="14pt" style:font-style-asian="italic" style:font-name-complex="Mangal" style:font-size-complex="14pt" style:font-style-complex="italic"/>
    </style:style>
    <style:style style:name="P38" style:family="paragraph" style:parent-style-name="Heading_20_2" style:master-page-name="">
      <style:paragraph-properties fo:margin-top="0.423cm" fo:margin-bottom="0.212cm" fo:keep-together="always" style:page-number="auto" fo:keep-with-next="always"/>
      <style:text-properties fo:color="#3333ff" style:font-name="Arial" fo:font-size="14pt" fo:font-style="italic" style:font-name-asian="Microsoft YaHei" style:font-size-asian="14pt" style:font-style-asian="italic" style:font-name-complex="Mangal" style:font-size-complex="14pt" style:font-style-complex="italic"/>
    </style:style>
    <style:style style:name="P39" style:family="paragraph" style:parent-style-name="Code">
      <style:text-properties fo:color="#008000" fo:font-size="10pt" fo:language="zxx" fo:country="none" style:font-size-asian="10pt" style:font-size-complex="10pt"/>
    </style:style>
    <style:style style:name="P40" style:family="paragraph" style:parent-style-name="Code">
      <style:text-properties fo:color="#0000ff" fo:font-size="10pt" fo:language="zxx" fo:country="none" style:font-size-asian="10pt" style:font-size-complex="10pt"/>
    </style:style>
    <style:style style:name="P41" style:family="paragraph" style:parent-style-name="Code">
      <style:text-properties fo:background-color="#ffff00"/>
    </style:style>
    <style:style style:name="P42" style:family="paragraph" style:parent-style-name="Code">
      <style:text-properties style:use-window-font-color="true" fo:font-size="10pt" fo:language="zxx" fo:country="none" style:font-size-asian="10pt" style:font-size-complex="10pt"/>
    </style:style>
    <style:style style:name="P43" style:family="paragraph" style:parent-style-name="Code">
      <style:paragraph-properties fo:margin-top="0cm" fo:margin-bottom="0cm"/>
    </style:style>
    <style:style style:name="P44" style:family="paragraph" style:parent-style-name="Code">
      <style:paragraph-properties fo:margin-top="0cm" fo:margin-bottom="0cm"/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45" style:family="paragraph" style:parent-style-name="Text_20_body">
      <style:text-properties fo:font-size="12pt" fo:font-weight="normal" style:font-weight-asian="normal" style:font-weight-complex="normal"/>
    </style:style>
    <style:style style:name="P46" style:family="paragraph" style:parent-style-name="Text_20_body" style:list-style-name="L27">
      <style:text-properties fo:font-size="12pt" fo:font-weight="normal" style:font-weight-asian="normal" style:font-weight-complex="normal"/>
    </style:style>
    <style:style style:name="P47" style:family="paragraph" style:parent-style-name="Text_20_body">
      <style:text-properties fo:font-size="12pt" fo:font-weight="bold" style:font-weight-asian="bold" style:font-weight-complex="bold"/>
    </style:style>
    <style:style style:name="P48" style:family="paragraph" style:parent-style-name="Text_20_body" style:list-style-name="L27">
      <style:text-properties style:font-name="Times New Roman" fo:font-size="12pt" fo:font-weight="normal" style:font-weight-asian="normal" style:font-weight-complex="normal"/>
    </style:style>
    <style:style style:name="P49" style:family="paragraph" style:parent-style-name="Text_20_body">
      <style:paragraph-properties fo:margin-top="0.423cm" fo:margin-bottom="0.499cm"/>
    </style:style>
    <style:style style:name="P50" style:family="paragraph" style:parent-style-name="Title" style:master-page-name="HTML">
      <style:paragraph-properties fo:margin-top="0.423cm" fo:margin-bottom="0.212cm" fo:text-align="start" style:justify-single-word="false" style:page-number="auto" fo:keep-with-next="always"/>
      <style:text-properties fo:color="#3333ff" style:font-name="Segoe Print" fo:font-size="24pt" style:font-name-asian="Microsoft YaHei" style:font-size-asian="24pt" style:font-name-complex="Mangal" style:font-size-complex="24pt" style:font-relief="engraved"/>
    </style:style>
    <style:style style:name="P51" style:family="paragraph" style:parent-style-name="Code_20_résultat">
      <style:paragraph-properties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  <style:text-properties fo:font-weight="bold" style:font-weight-asian="bold" style:font-name-complex="Mangal" style:font-weight-complex="bold"/>
    </style:style>
    <style:style style:name="P52" style:family="paragraph" style:parent-style-name="Code_20_résultat">
      <style:paragraph-properties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  <style:text-properties style:font-name-complex="Mangal"/>
    </style:style>
    <style:style style:name="P53" style:family="paragraph" style:parent-style-name="Code_20_résultat">
      <style:paragraph-properties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</style:style>
    <style:style style:name="P54" style:family="paragraph" style:parent-style-name="Code_20_résultat">
      <style:paragraph-properties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P55" style:family="paragraph" style:parent-style-name="Code_20_résultat">
      <style:paragraph-properties fo:margin-left="2cm" fo:margin-right="0.499cm" fo:text-indent="0cm" style:auto-text-indent="false"/>
    </style:style>
    <style:style style:name="P56" style:family="paragraph" style:parent-style-name="Code_20_résultat">
      <style:paragraph-properties fo:margin-left="2cm" fo:margin-right="0.499cm" fo:text-indent="0cm" style:auto-text-indent="false"/>
      <style:text-properties fo:language="zxx" fo:country="none"/>
    </style:style>
    <style:style style:name="P57" style:family="paragraph" style:parent-style-name="Code_20_résultat" style:master-page-name="">
      <style:paragraph-properties fo:margin-left="0.499cm" fo:margin-right="0.499cm" fo:margin-top="0cm" fo:margin-bottom="0cm" fo:text-indent="0cm" style:auto-text-indent="false" style:page-number="auto" fo:padding="0.049cm" fo:border="0.002cm solid #000000" style:shadow="none"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</style:style>
    <style:style style:name="P58" style:family="paragraph" style:parent-style-name="Code_20_résultat">
      <style:paragraph-properties fo:margin-left="0.499cm" fo:margin-right="0.499cm" fo:margin-top="0cm" fo:margin-bottom="0cm" fo:text-indent="0cm" style:auto-text-indent="false" fo:padding="0.049cm" fo:border="0.002cm solid #000000" style:shadow="none"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</style:style>
    <style:style style:name="P59" style:family="paragraph" style:parent-style-name="Code_20_résultat">
      <style:paragraph-properties fo:margin-left="0.499cm" fo:margin-right="0.499cm" fo:margin-top="0cm" fo:margin-bottom="0cm" fo:text-indent="0cm" style:auto-text-indent="false" fo:padding="0.049cm" fo:border="0.002cm solid #000000" style:shadow="none"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  <style:text-properties style:font-name-complex="Mangal"/>
    </style:style>
    <style:style style:name="P60" style:family="paragraph" style:parent-style-name="Code_20_résultat" style:master-page-name="">
      <style:paragraph-properties fo:margin-left="0.499cm" fo:margin-right="0.499cm" fo:margin-top="0cm" fo:margin-bottom="0cm" fo:text-indent="0cm" style:auto-text-indent="false" style:page-number="auto" fo:padding="0.049cm" fo:border="0.002cm solid #000000" style:shadow="none"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</style:style>
    <style:style style:name="P61" style:family="paragraph" style:parent-style-name="Code_20_résultat" style:master-page-name="">
      <style:paragraph-properties style:page-number="auto">
        <style:tab-stops>
          <style:tab-stop style:position="0.674cm"/>
          <style:tab-stop style:position="1.251cm"/>
          <style:tab-stop style:position="1.732cm"/>
          <style:tab-stop style:position="2.141cm"/>
          <style:tab-stop style:position="2.718cm"/>
          <style:tab-stop style:position="3.15cm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color="#0000ff" fo:font-size="10pt" fo:language="zxx" fo:country="none" style:font-size-asian="10pt" style:font-size-complex="10pt"/>
    </style:style>
    <style:style style:name="T2" style:family="text">
      <style:text-properties fo:color="#0000ff" fo:font-size="10pt" fo:language="zxx" fo:country="none" fo:font-weight="normal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language="zxx" fo:country="none" style:font-size-asian="10pt" style:font-size-complex="10pt"/>
    </style:style>
    <style:style style:name="T4" style:family="text">
      <style:text-properties style:use-window-font-color="true" fo:font-size="10pt" fo:language="zxx" fo:country="none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Courier New" fo:font-size="10pt" fo:language="zxx" fo:country="none" style:font-name-asian="NSimSun" style:font-size-asian="10pt" style:font-name-complex="Courier New" style:font-size-complex="10pt"/>
    </style:style>
    <style:style style:name="T6" style:family="text">
      <style:text-properties style:use-window-font-color="true" style:font-name="Courier New" fo:font-size="10pt" fo:language="zxx" fo:country="none" fo:background-color="#ffff00" style:font-name-asian="NSimSun" style:font-size-asian="10pt" style:font-name-complex="Courier New" style:font-size-complex="10pt"/>
    </style:style>
    <style:style style:name="T7" style:family="text">
      <style:text-properties style:use-window-font-color="true" style:font-name="Courier New" fo:font-size="10pt" fo:language="zxx" fo:country="none" fo:font-weight="normal" style:font-name-asian="NSimSun" style:font-size-asian="10pt" style:font-weight-asian="normal" style:font-name-complex="Courier New" style:font-size-complex="10pt" style:font-weight-complex="normal"/>
    </style:style>
    <style:style style:name="T8" style:family="text">
      <style:text-properties fo:color="#a31515" fo:font-size="10pt" fo:language="zxx" fo:country="none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ize-asian="10pt" style:font-style-asian="normal" style:font-size-complex="10pt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3333ff" style:font-name="Segoe Print" style:font-name-asian="Microsoft YaHei" style:font-name-complex="Mangal"/>
    </style:style>
    <style:style style:name="T13" style:family="text">
      <style:text-properties fo:color="#3333ff" style:font-name="Segoe Print" fo:font-size="24pt" style:font-name-asian="Microsoft YaHei" style:font-size-asian="24pt" style:font-name-complex="Mangal" style:font-size-complex="24pt"/>
    </style:style>
    <style:style style:name="T14" style:family="text">
      <style:text-properties fo:color="#3333ff" style:font-name="Arial" fo:font-size="14pt" fo:font-style="italic" style:font-name-asian="Microsoft YaHei" style:font-size-asian="14pt" style:font-style-asian="italic" style:font-name-complex="Mangal" style:font-size-complex="14pt" style:font-style-complex="italic"/>
    </style:style>
    <style:style style:name="T15" style:family="text">
      <style:text-properties style:font-name="Segoe Print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2pt" fo:font-weight="normal" style:font-weight-asian="normal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1" fo:font-style="normal" style:font-size-asian="10pt" style:font-style-asian="normal" style:font-size-complex="10pt" style:font-style-complex="normal"/>
    </style:style>
    <style:style style:name="T21" style:family="text">
      <style:text-properties style:font-name-complex="Mangal"/>
    </style:style>
    <style:style style:name="T22" style:family="text">
      <style:text-properties fo:color="#008000" style:font-name="Courier New" fo:font-size="10pt" fo:language="zxx" fo:country="none" style:font-name-asian="NSimSun" style:font-size-asian="10pt" style:font-name-complex="Courier New" style:font-size-complex="10pt"/>
    </style:style>
    <style:style style:name="T23" style:family="text">
      <style:text-properties fo:color="#008000" style:font-name="Courier New" fo:font-size="10pt" fo:language="zxx" fo:country="none" style:font-name-asian="NSimSun" style:font-size-asian="10pt" style:font-name-complex="Mangal" style:font-size-complex="10pt"/>
    </style:style>
    <style:style style:name="T24" style:family="text">
      <style:text-properties fo:color="#000000" style:font-name="Courier New" fo:font-size="10pt" fo:language="zxx" fo:country="none" style:font-name-asian="NSimSun" style:font-size-asian="10pt" style:font-name-complex="Mangal" style:font-size-complex="10pt"/>
    </style:style>
    <style:style style:name="T25" style:family="text">
      <style:text-properties fo:font-size="10pt" fo:language="zxx" fo:country="none" style:font-size-asian="10pt" style:font-size-complex="10pt"/>
    </style:style>
    <style:style style:name="T26" style:family="text">
      <style:text-properties fo:language="zxx" fo:country="none"/>
    </style:style>
    <style:style style:name="T27" style:family="text">
      <style:text-properties fo:language="zxx" fo:country="none" fo:background-color="#ffff00"/>
    </style:style>
    <style:style style:name="T28" style:family="text">
      <style:text-properties fo:language="zxx" fo:country="none" fo:font-weight="bold" style:font-weight-asian="bold" style:font-weight-complex="bold"/>
    </style:style>
    <style:style style:name="T29" style:family="text">
      <style:text-properties fo:language="zxx" fo:country="none" fo:font-weight="normal" style:font-weight-asian="normal" style:font-weight-complex="normal"/>
    </style:style>
    <style:style style:name="T30" style:family="text">
      <style:text-properties fo:color="#2b91af" fo:font-size="10pt" fo:language="zxx" fo:country="none" style:font-size-asian="10pt" style:font-size-complex="10pt"/>
    </style:style>
    <style:style style:name="T31" style:family="text">
      <style:text-properties style:font-name="Courier New" style:font-name-asian="NSimSun" style:font-name-complex="Courier New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s1" text:anchor-type="paragraph" svg:width="1.141cm" svg:height="1.141cm" draw:z-index="0"><draw:image xlink:href="Pictures/100002000000002000000020BD1601AC.png" xlink:type="simple" xlink:show="embed" xlink:actuate="onLoad"/></draw:frame><text:tab/> <text:s text:c="13"/>ASTROBRICK</text:p>
      <text:p text:style-name="P3"><text:span text:style-name="T13">Guide d'utilisation</text:span><text:span text:style-name="T12"> </text:span></text:p>
      <text:p text:style-name="P2"><text:s text:c="3"/></text:p>
      <text:list xml:id="list3892071004792968183" text:style-name="L1">
        <text:list-header>
          <text:p text:style-name="P4">Michel Pujol</text:p>
        </text:list-header>
      </text:list>
      <text:p text:style-name="P2">23/03/2015 <text:s/></text:p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62">1. Présentation<text:tab/>2</text:p>
          <text:p text:style-name="P62">2. Exemple absimple<text:tab/>2</text:p>
          <text:p text:style-name="P62">3. Utilisation dans un programme C++<text:tab/>3</text:p>
          <text:p text:style-name="P63">3.1 Windows Visual C++<text:tab/>3</text:p>
          <text:p text:style-name="P63">3.2 Linux<text:tab/>3</text:p>
          <text:p text:style-name="P63">3.3 Macos X<text:tab/>4</text:p>
          <text:p text:style-name="P62">4. Utilisation dans un programme C#<text:tab/>4</text:p>
          <text:p text:style-name="P63">4.1 Windows Visual C#<text:tab/>5</text:p>
          <text:p text:style-name="P63">4.2 Linux Mono C#<text:tab/>5</text:p>
          <text:p text:style-name="P63">4.3 Macosx Mono C#<text:tab/>5</text:p>
          <text:p text:style-name="P62">5. Utilisation dans un programme Python<text:tab/>6</text:p>
          <text:p text:style-name="P63">5.1 Windows <text:tab/>6</text:p>
          <text:p text:style-name="P63">5.2 Linux<text:tab/>6</text:p>
          <text:p text:style-name="P63">5.3 Macosx<text:tab/>7</text:p>
          <text:p text:style-name="P62">6. Utilisation dans un programme Tcl<text:tab/>7</text:p>
          <text:p text:style-name="P63">6.1 Windows<text:tab/>7</text:p>
          <text:p text:style-name="P63">6.2 Linux<text:tab/>7</text:p>
        </text:index-body>
      </text:table-of-content>
      <text:p text:style-name="Text_20_body"/>
      <text:p text:style-name="P1"/>
      <text:h text:style-name="P36" text:outline-level="1">Présentation</text:h>
      <text:p text:style-name="Text_20_body"><text:span text:style-name="T16">Ce guide s'adresse aux développeurs de programmes qui souhaitent utiliser une </text:span><text:span text:style-name="T15">Astrobrick</text:span><text:span text:style-name="T19"> dans leur programme.</text:span></text:p>
      <text:p text:style-name="Text_20_body"><text:span text:style-name="T16">Une </text:span><text:span text:style-name="T15">Astrobrick</text:span><text:span text:style-name="T16"> est une librairie dynamique écrite en C++ pour Audela pouvant être utilisée par d'autres programmes écrits dans différents langages (C++, Tcl, Python, C#) et pouvant être exécutée sous Window, Linux et Macosx.</text:span></text:p>
      <text:p text:style-name="P45"/>
      <text:p text:style-name="Text_20_body"><text:span text:style-name="T16">Chaque </text:span><text:span text:style-name="T18">ASTROBRICK</text:span><text:span text:style-name="T16"> est fournie avec: </text:span></text:p>
      <text:list xml:id="list5253697718380375053" text:style-name="L27">
        <text:list-item>
          <text:p text:style-name="P46">un fichier binaire pour chaque système d'exploitation Windows, Linux et Macosx <text:s/>( .dll , .so , .dylib) </text:p>
        </text:list-item>
        <text:list-item>
          <text:p text:style-name="P46">un fichier header .h <text:s/>et un fichier .lib pour l'utilisation par un programme écrit en C++</text:p>
        </text:list-item>
        <text:list-item>
          <text:p text:style-name="P46">un exemple de fichier .cs pour l'utilisation par un programme écrit en C# </text:p>
        </text:list-item>
        <text:list-item>
          <text:p text:style-name="P46">un exemple de fichier .py pour l'utilisation par un programme écrit en Python 3</text:p>
        </text:list-item>
        <text:list-item>
          <text:p text:style-name="P48"><text:span text:style-name="T10">une librairie complémentaire pour l'utilisation par un programme écrit en Tcl 8.6 (cette librairie complémentaire sert à convertir tous les paramètres des fonctions en chaînes de caractères, seul format accepté pat l'interpréteur Tcl)</text:span></text:p>
          <text:p text:style-name="P46"><text:span text:style-name="T20"/></text:p>
        </text:list-item>
      </text:list>
      <text:h text:style-name="Heading_20_1" text:outline-level="1">Exemple absimple</text:h>
      <text:p text:style-name="P49"><text:span text:style-name="T16">L'astrobrick </text:span><text:span text:style-name="T17">absimple</text:span><text:span text:style-name="T16"> contient les fonctions suivantes: </text:span></text:p>
      <text:p text:style-name="Code"><text:span text:style-name="T2">int</text:span><text:span text:style-name="T4"> absimple_processAdd(</text:span><text:span text:style-name="T2">int</text:span><text:span text:style-name="T4"> a, </text:span><text:span text:style-name="T2">int</text:span><text:span text:style-name="T4"> b); </text:span></text:p>
      <text:p text:style-name="Code"><text:span text:style-name="T1">int</text:span><text:span text:style-name="T3"> absimple_processSub(</text:span><text:span text:style-name="T1">int</text:span><text:span text:style-name="T3"> a, </text:span><text:span text:style-name="T1">int</text:span><text:span text:style-name="T3"> b); </text:span></text:p>
      <text:p text:style-name="Standard"/>
      <text:p text:style-name="Standard">Cette Astrobrick est fournie avec les fichiers: </text:p>
      <text:p text:style-name="Standard"/>
      <text:p text:style-name="P51">/audela</text:p>
      <text:p text:style-name="P52"><text:tab/><text:span text:style-name="T9">/astrobrick_user<text:tab/><text:tab/></text:span></text:p>
      <text:p text:style-name="P52"><text:tab/><text:tab/>/csharp</text:p>
      <text:p text:style-name="P57"><text:span text:style-name="T21"><text:tab/><text:tab/> <text:s/>absimple.cs<text:tab/><text:tab/></text:span><text:span text:style-name="T22">// interface d'import C# de la brique</text:span></text:p>
      <text:p text:style-name="P58"><text:span text:style-name="T21"><text:tab/><text:tab/><text:tab/>absimple_test.cs<text:tab/></text:span><text:span text:style-name="T22">// exemple de programme d'utilisation de la brique</text:span></text:p>
      <text:p text:style-name="P57"><text:span text:style-name="T21"><text:tab/><text:tab/> <text:s/>libabsimple.dll<text:tab/><text:tab/></text:span><text:span text:style-name="T22">// librairie de la brique</text:span></text:p>
      <text:p text:style-name="P57"><text:span text:style-name="T23"><text:tab/><text:tab/><text:tab/></text:span><text:span text:style-name="T24">libabsimple.dylib</text:span><text:span text:style-name="T23"><text:tab/></text:span><text:span text:style-name="T22">// librairie de la brique</text:span></text:p>
      <text:p text:style-name="P57"><text:span text:style-name="T21"><text:tab/><text:tab/> <text:s/>libabsimple.so<text:tab/><text:tab/></text:span><text:span text:style-name="T22">// librairie de la brique</text:span></text:p>
      <text:p text:style-name="P59"><text:tab/><text:tab/></text:p>
      <text:p text:style-name="P59"><text:tab/><text:tab/>/doc </text:p>
      <text:p text:style-name="P57"><text:tab/><text:tab/><text:tab/>/html<text:tab/><text:tab/><text:tab/><text:tab/><text:span text:style-name="T22">// documentation des briques</text:span></text:p>
      <text:p text:style-name="P57"><text:tab/><text:tab/><text:tab/>astrobrick.html <text:s text:c="5"/><text:span text:style-name="T22">// point d'entrée de la documentation</text:span></text:p>
      <text:p text:style-name="P52"/>
      <text:p text:style-name="P52"><text:tab/> <text:s text:c="2"/>/python</text:p>
      <text:p text:style-name="P53"><text:span text:style-name="T21"><text:tab/><text:tab/> <text:s/>absimple.py<text:tab/><text:tab/></text:span><text:span text:style-name="T22">// interface d'import Python de la brique</text:span></text:p>
      <text:p text:style-name="P53"><text:span text:style-name="T21"><text:tab/><text:tab/><text:tab/>absimple_test.py<text:tab/></text:span><text:span text:style-name="T22">// exemple de programme d'utilisation de la brique</text:span></text:p>
      <text:p text:style-name="P53"><text:span text:style-name="T21"><text:tab/><text:tab/><text:tab/>libabsimple.dll<text:tab/><text:tab/></text:span><text:span text:style-name="T22">// librairie de la brique</text:span></text:p>
      <text:p text:style-name="P57"><text:span text:style-name="T24"><text:tab/><text:tab/><text:tab/>libabsimple.dylib</text:span><text:span text:style-name="T23"><text:tab/><text:tab/></text:span><text:span text:style-name="T22">// librairie de la brique</text:span></text:p>
      <text:p text:style-name="P57"><text:span text:style-name="T21"><text:tab/><text:tab/> <text:s/>libabsimple.so<text:tab/><text:tab/></text:span><text:span text:style-name="T22">// librairie de la brique</text:span></text:p>
      <text:p text:style-name="P52"><text:tab/><text:tab/></text:p>
      <text:p text:style-name="P52"><text:tab/>/bin</text:p>
      <text:p text:style-name="P53"><text:span text:style-name="T21"><text:tab/><text:tab/><text:tab/>libabsimple_tcl.dll<text:tab/></text:span><text:span text:style-name="T22">// interface d'import TCL de la brique</text:span></text:p>
      <text:p text:style-name="P61"><text:span text:style-name="T21"><text:tab/><text:tab/><text:tab/>libabsimple_tcl.dylib<text:tab/></text:span><text:span text:style-name="T22">// interface d'import TCL de la brique</text:span></text:p>
      <text:p text:style-name="P61"><text:span text:style-name="T21"><text:tab/><text:tab/><text:tab/>libabsimple_tcl.so<text:tab/></text:span><text:span text:style-name="T22">// interface d'import TCL de la brique</text:span></text:p>
      <text:p text:style-name="P58"><text:span text:style-name="T21"><text:tab/><text:tab/><text:tab/>libabsimple.dll<text:tab/><text:tab/></text:span><text:span text:style-name="T22">// binaire de la brique</text:span></text:p>
      <text:p text:style-name="P58"><text:soft-page-break/><text:span text:style-name="T21"><text:tab/><text:tab/><text:tab/>libabsimple.dylib<text:tab/><text:tab/></text:span><text:span text:style-name="T22">// binaire de la brique</text:span></text:p>
      <text:p text:style-name="P58"><text:span text:style-name="T21"><text:tab/><text:tab/><text:tab/>libabsimple.so<text:tab/><text:tab/></text:span><text:span text:style-name="T22">// binaire de la brique</text:span></text:p>
      <text:p text:style-name="P52"/>
      <text:p text:style-name="P52"><text:tab/>/src</text:p>
      <text:p text:style-name="P52"><text:tab/><text:tab/>/include</text:p>
      <text:p text:style-name="P53"><text:span text:style-name="T21"><text:tab/><text:tab/><text:tab/>absimple.h<text:tab/><text:tab/></text:span><text:span text:style-name="T22">// interface d'import C de la brique</text:span></text:p>
      <text:p text:style-name="P53"><text:span text:style-name="T22"><text:tab/><text:tab/><text:tab/><text:tab/><text:tab/><text:tab/><text:tab/><text:tab/><text:tab/>// de la brique</text:span></text:p>
      <text:p text:style-name="P52"><text:tab/><text:tab/>/lib</text:p>
      <text:p text:style-name="P53"><text:span text:style-name="T21"><text:tab/><text:tab/><text:tab/>absimple.lib<text:tab/><text:tab/></text:span><text:span text:style-name="T22">// interface d'import C++ par chargement statique</text:span></text:p>
      <text:p text:style-name="P54"><text:tab/><text:tab/><text:tab/><text:tab/><text:tab/><text:tab/><text:tab/><text:tab/><text:tab/>// de la brique dans un programme utilisateur C++ </text:p>
      <text:p text:style-name="P54"><text:tab/><text:tab/><text:tab/><text:tab/><text:tab/><text:tab/><text:tab/><text:tab/><text:tab/>// Windows</text:p>
      <text:p text:style-name="P52"><text:tab/></text:p>
      <text:p text:style-name="P47"/>
      <text:h text:style-name="Heading_20_1" text:outline-level="1">Utilisation dans un programme C++</text:h>
      <text:p text:style-name="Text_20_body"/>
      <text:p text:style-name="Standard">Exemple de source C++ utilisant absimple </text:p>
      <text:p text:style-name="Standard"/>
      <text:p text:style-name="P39">// absimple_test.cpp </text:p>
      <text:p text:style-name="P40"/>
      <text:p text:style-name="P41"><text:span text:style-name="T1">#include</text:span><text:span text:style-name="T3"> </text:span><text:span text:style-name="T8">"absimple.h"</text:span></text:p>
      <text:p text:style-name="Code"/>
      <text:p text:style-name="Code"><text:span text:style-name="T1">int</text:span><text:span text:style-name="T3"> main(</text:span><text:span text:style-name="T1">int</text:span><text:span text:style-name="T3"> argc, </text:span><text:span text:style-name="T1">char</text:span><text:span text:style-name="T3">* argv[])</text:span></text:p>
      <text:p text:style-name="P42">{</text:p>
      <text:p text:style-name="Code"><text:span text:style-name="T25"><text:s text:c="3"/></text:span><text:span text:style-name="T1">int</text:span><text:span text:style-name="T3"> a = 8;</text:span></text:p>
      <text:p text:style-name="Code"><text:span text:style-name="T3"><text:s text:c="3"/></text:span><text:span text:style-name="T1">int</text:span><text:span text:style-name="T3"> b = 4;</text:span></text:p>
      <text:p text:style-name="Code"/>
      <text:p text:style-name="Code"><text:span text:style-name="T3"><text:s text:c="3"/></text:span><text:span text:style-name="T1">int</text:span><text:span text:style-name="T3"> result = absimple_processAdd(a, b);</text:span></text:p>
      <text:p text:style-name="Code"><text:span text:style-name="T3"><text:s text:c="3"/>cout &lt;&lt; </text:span><text:span text:style-name="T8">"absimple_processAdd: "</text:span><text:span text:style-name="T3"> &lt;&lt; a &lt;&lt; </text:span><text:span text:style-name="T8">" + "</text:span><text:span text:style-name="T3"> &lt;&lt; b &lt;&lt; </text:span><text:span text:style-name="T8">" = "</text:span><text:span text:style-name="T3"> &lt;&lt; result &lt;&lt; endl;</text:span></text:p>
      <text:p text:style-name="P43"><text:span text:style-name="T3"><text:s text:c="3"/></text:span><text:span text:style-name="T22">// printf("absimple_processAdd: %d + %d = %d\n”,a, b, result);</text:span></text:p>
      <text:p text:style-name="Code"/>
      <text:p text:style-name="Code"><text:span text:style-name="T3"><text:s text:c="3"/></text:span><text:span text:style-name="T1">int</text:span><text:span text:style-name="T3"> result2 = absimple_processSub(a, b);</text:span></text:p>
      <text:p text:style-name="Code"><text:span text:style-name="T3"><text:s text:c="3"/>cout &lt;&lt; </text:span><text:span text:style-name="T8">"processAdd: "</text:span><text:span text:style-name="T3"> &lt;&lt; a &lt;&lt; </text:span><text:span text:style-name="T8">" - "</text:span><text:span text:style-name="T3"> &lt;&lt; b &lt;&lt; </text:span><text:span text:style-name="T8">" = "</text:span><text:span text:style-name="T3"> &lt;&lt; result2 &lt;&lt; endl;</text:span></text:p>
      <text:p text:style-name="P44"><text:s text:c="3"/>// printf(“"absimple_processSub: %d + %d = %d\n”,a, b, result2);</text:p>
      <text:p text:style-name="P42">}</text:p>
      <text:p text:style-name="P5"/>
      <text:p text:style-name="P27"><text:span text:style-name="T26">Le programme C++ importe le fichier <text:s/></text:span><text:span text:style-name="T28">absimple.h </text:span><text:span text:style-name="T26"><text:s/>pour pourvoir utiliser les fonctions de absimple</text:span></text:p>
      <text:p text:style-name="P27"><text:span text:style-name="T26"/></text:p>
      <text:h text:style-name="Heading_20_2" text:outline-level="2">Windows Visual C++</text:h>
      <text:p text:style-name="P30"/>
      <text:p text:style-name="P26">Compilation du projet absimple_test.vcproj </text:p>
      <text:list xml:id="list5530205303057312940" text:style-name="L41">
        <text:list-item>
          <text:p text:style-name="P24"><text:span text:style-name="T26">ajouter <text:s/>le répertoire de </text:span><text:span text:style-name="T28">absimple.h</text:span><text:span text:style-name="T26"> dans les paramètres du compilateur</text:span></text:p>
        </text:list-item>
        <text:list-item>
          <text:p text:style-name="P24"><text:span text:style-name="T26">ajouter <text:s/></text:span><text:span text:style-name="T28">absimple.lib</text:span><text:span text:style-name="T26"> dans les paramètres du linker </text:span></text:p>
        </text:list-item>
      </text:list>
      <text:p text:style-name="P30"/>
      <text:p text:style-name="P26">Exécution</text:p>
      <text:p text:style-name="P56">&gt;absimple_test.exe</text:p>
      <text:p text:style-name="P56">absimple_processAdd: 8 + 4 = 12</text:p>
      <text:p text:style-name="P56">absimple_processSub: 8 - 4 = 4</text:p>
      <text:p text:style-name="P56"/>
      <text:p text:style-name="P56">&gt;</text:p>
      <text:p text:style-name="P30"/>
      <text:p text:style-name="P30"/>
      <text:h text:style-name="Heading_20_2" text:outline-level="2">Linux</text:h>
      <text:p text:style-name="P26">Compilation : </text:p>
      <text:list xml:id="list7455206757335658924" text:style-name="L29">
        <text:list-item>
          <text:p text:style-name="P14"><text:span text:style-name="T26">ajouter <text:s/>le répertoire de </text:span><text:span text:style-name="T28">absimple.h</text:span><text:span text:style-name="T26"> dans les paramètres de compilation du programme <text:s/>( paramètre -I )</text:span></text:p>
        </text:list-item>
        <text:list-item>
          <text:p text:style-name="P14"><text:soft-page-break/><text:span text:style-name="T26">ajouter <text:s/></text:span><text:span text:style-name="T28">libabsimple.so </text:span><text:span text:style-name="T26">dans les paramètres du linker (paramètres -L et -l )</text:span></text:p>
          <text:p text:style-name="P6"/>
        </text:list-item>
      </text:list>
      <text:p text:style-name="P56">$ make </text:p>
      <text:p text:style-name="P56">*** Compiling absimple_test.cpp</text:p>
      <text:p text:style-name="P55"><text:span text:style-name="T26">g++ -O2 <text:s/>-fPIC <text:s/>-fno-stack-protector -c -Wall <text:s/></text:span><text:span text:style-name="T27">-I../../absimple/src</text:span><text:span text:style-name="T26"> -o absimple_test.o ../src/absimple_test.cpp</text:span></text:p>
      <text:p text:style-name="P56">*** Linking library absimple_test</text:p>
      <text:p text:style-name="P55"><text:span text:style-name="T26">gcc absimple_test.o -ldl -lm -lstdc++ -Wl,-rpath,. </text:span><text:span text:style-name="T27">-L../bin</text:span><text:span text:style-name="T26"> <text:s/></text:span><text:span text:style-name="T27">-lsimple</text:span><text:span text:style-name="T26"> -o absimple_test </text:span></text:p>
      <text:p text:style-name="P56">$ </text:p>
      <text:p text:style-name="P30"/>
      <text:p text:style-name="P28"><text:tab/>Exécution</text:p>
      <text:p text:style-name="P56">$ ../bin/absimple_test </text:p>
      <text:p text:style-name="P56">absimple_processAdd: 8 + 4 = 12</text:p>
      <text:p text:style-name="P56">absimple_processSub: 8 - 4 = 4</text:p>
      <text:p text:style-name="P56"/>
      <text:p text:style-name="P56">$</text:p>
      <text:p text:style-name="P30"/>
      <text:p text:style-name="Standard"/>
      <text:h text:style-name="Heading_20_2" text:outline-level="2">Macos X</text:h>
      <text:p text:style-name="P26">Compilation : </text:p>
      <text:list xml:id="list4787084107112173688" text:style-name="L30">
        <text:list-item>
          <text:p text:style-name="P15"><text:span text:style-name="T26">ajouter <text:s/>le répertoire de </text:span><text:span text:style-name="T28">absimple.h</text:span><text:span text:style-name="T26"> dans les paramètres du compilateur ( paramètre -I )</text:span></text:p>
        </text:list-item>
        <text:list-item>
          <text:p text:style-name="P15"><text:span text:style-name="T26">ajouter <text:s/></text:span><text:span text:style-name="T28">libabsimple.dylib</text:span><text:span text:style-name="T26"> dans les paramètres du linker <text:s/>(paramètres -L et -l )</text:span></text:p>
        </text:list-item>
      </text:list>
      <text:p text:style-name="P30"/>
      <text:p text:style-name="P56">$ make </text:p>
      <text:p text:style-name="P56">*** Compiling absimple_test.cpp</text:p>
      <text:p text:style-name="P55"><text:span text:style-name="T26">g++ -O2 <text:s/>-fPIC <text:s/>-fno-stack-protector -c -Wall <text:s/></text:span><text:span text:style-name="T27">-I../../absimple/src</text:span><text:span text:style-name="T26"> -o absimple_test.o ../src/absimple_test.cpp</text:span></text:p>
      <text:p text:style-name="P56">*** Linking library absimple_test</text:p>
      <text:p text:style-name="P55"><text:span text:style-name="T26">gcc absimple_test.o -ldl -lm -lstdc++ -Wl,-rpath,. -L../bin <text:s/></text:span><text:span text:style-name="T27">-lsimple</text:span><text:span text:style-name="T26"> -o ../bin/absimple_test </text:span></text:p>
      <text:p text:style-name="P56">$ </text:p>
      <text:p text:style-name="P30"/>
      <text:p text:style-name="P28"><text:tab/>Exécution</text:p>
      <text:p text:style-name="P56">$ ../bin/absimple_test </text:p>
      <text:p text:style-name="P56">absimple_processAdd: 8 + 4 = 12</text:p>
      <text:p text:style-name="P56">absimple_processSub: 8 - 4 = 4</text:p>
      <text:p text:style-name="P56"/>
      <text:p text:style-name="P56">$</text:p>
      <text:p text:style-name="Text_20_body"/>
      <text:p text:style-name="P29"/>
      <text:h text:style-name="Heading_20_1" text:outline-level="1">Utilisation dans un programme C#</text:h>
      <text:p text:style-name="Text_20_body"/>
      <text:p text:style-name="P5">Exemple de source utilisant absimple <text:s/>(projet audela-csharp.csproj )</text:p>
      <text:p text:style-name="P5"/>
      <text:p text:style-name="P43"><text:span text:style-name="T31">//</text:span><text:span text:style-name="T22"> audela_csharp.cs</text:span></text:p>
      <text:p text:style-name="P44"/>
      <text:p text:style-name="Code"><text:span text:style-name="T1">using</text:span><text:span text:style-name="T3"> System;</text:span></text:p>
      <text:p text:style-name="Code"><text:span text:style-name="T1">using</text:span><text:span text:style-name="T3"> System.Text;</text:span></text:p>
      <text:p text:style-name="Code"/>
      <text:p text:style-name="Code"><text:span text:style-name="T1">namespace</text:span><text:span text:style-name="T3"> audela_csharp</text:span></text:p>
      <text:p text:style-name="Code">{</text:p>
      <text:p text:style-name="Code"><text:span text:style-name="T3"><text:s text:c="4"/></text:span><text:span text:style-name="T1">class</text:span><text:span text:style-name="T3"> </text:span><text:span text:style-name="T30">absimple_test</text:span></text:p>
      <text:p text:style-name="Code"><text:s text:c="4"/>{</text:p>
      <text:p text:style-name="Code"><text:span text:style-name="T3"><text:s text:c="8"/></text:span><text:span text:style-name="T1">static</text:span><text:span text:style-name="T3"> </text:span><text:span text:style-name="T1">void</text:span><text:span text:style-name="T3"> Main(</text:span><text:span text:style-name="T1">string</text:span><text:span text:style-name="T3">[] args)</text:span></text:p>
      <text:p text:style-name="Code"><text:s text:c="8"/>{</text:p>
      <text:p text:style-name="Code"><text:soft-page-break/><text:span text:style-name="T3"><text:s text:c="12"/></text:span><text:span text:style-name="T1">int</text:span><text:span text:style-name="T3"> a = 4;</text:span></text:p>
      <text:p text:style-name="Code"><text:span text:style-name="T3"><text:s text:c="12"/></text:span><text:span text:style-name="T1">int</text:span><text:span text:style-name="T3"> b = 8;</text:span></text:p>
      <text:p text:style-name="Code"/>
      <text:p text:style-name="Code"><text:span text:style-name="T3"><text:s text:c="12"/></text:span><text:span text:style-name="T1">int</text:span><text:span text:style-name="T3"> result = </text:span><text:span text:style-name="T30">absimple</text:span><text:span text:style-name="T3">.absimple_processAdd(a, b);</text:span></text:p>
      <text:p text:style-name="Code"><text:span text:style-name="T3"><text:s text:c="12"/></text:span><text:span text:style-name="T30">Console</text:span><text:span text:style-name="T3">.WriteLine(</text:span><text:span text:style-name="T8">"absimple_processAdd: "</text:span><text:span text:style-name="T3"> + a + </text:span><text:span text:style-name="T8">" + "</text:span><text:span text:style-name="T3"> + b + </text:span><text:span text:style-name="T8">" = "</text:span><text:span text:style-name="T3"> + result);</text:span></text:p>
      <text:p text:style-name="Code"/>
      <text:p text:style-name="Code"><text:span text:style-name="T3"><text:s text:c="12"/></text:span><text:span text:style-name="T1">int</text:span><text:span text:style-name="T3"> result2 = </text:span><text:span text:style-name="T30">absimple</text:span><text:span text:style-name="T3">.absimple_processSub(a, b);</text:span></text:p>
      <text:p text:style-name="Code"><text:span text:style-name="T3"><text:s text:c="12"/></text:span><text:span text:style-name="T30">Console</text:span><text:span text:style-name="T3">.WriteLine(</text:span><text:span text:style-name="T8">"absimple_processSub: "</text:span><text:span text:style-name="T3"> + a + </text:span><text:span text:style-name="T8">" + "</text:span><text:span text:style-name="T3"> + b + </text:span><text:span text:style-name="T8">" = "</text:span><text:span text:style-name="T3"> + result2);</text:span></text:p>
      <text:p text:style-name="Code"/>
      <text:p text:style-name="Code"><text:s text:c="8"/>}</text:p>
      <text:p text:style-name="Code"><text:s text:c="4"/>}</text:p>
      <text:p text:style-name="P42">}</text:p>
      <text:p text:style-name="P17"/>
      <text:p text:style-name="P16"><text:span text:style-name="T26">Le programme C# doit être compilé avec le fichier <text:s/></text:span><text:span text:style-name="T28">absimple.cs</text:span><text:span text:style-name="T26"> pour pourvoir utiliser les fonctions de absimple.</text:span></text:p>
      <text:p text:style-name="P16"><text:span text:style-name="T26"/></text:p>
      <text:h text:style-name="Heading_20_2" text:outline-level="2"><text:span text:style-name="T26">Windows Visual C#</text:span></text:h>
      <text:p text:style-name="P26">Compilation du projet audela-csharp.csproj </text:p>
      <text:list xml:id="list1294720063366915624" text:style-name="L42">
        <text:list-item>
          <text:p text:style-name="P12">ajouter <text:s/>absimple.cs dans le projet </text:p>
        </text:list-item>
        <text:list-item>
          <text:p text:style-name="P12">compiler le projet ab_test.vcsproj</text:p>
        </text:list-item>
        <text:list-item>
          <text:p text:style-name="P12"><text:span text:style-name="T11">copier </text:span><text:span text:style-name="T9">libabsimple.dll </text:span><text:span text:style-name="T11">dans le même répertoire que audela-csharp.exe</text:span></text:p>
        </text:list-item>
      </text:list>
      <text:p text:style-name="P5"/>
      <text:p text:style-name="P26">Exécution</text:p>
      <text:p text:style-name="P55"><text:span text:style-name="T26">&gt; </text:span><text:span text:style-name="T3">audela_csharp</text:span><text:span text:style-name="T26">.exe</text:span></text:p>
      <text:p text:style-name="P56">absimple_processAdd: 8 + 4 = 12</text:p>
      <text:p text:style-name="P56">absimple_processSub: 8 - 4 = 4</text:p>
      <text:p text:style-name="P56"/>
      <text:p text:style-name="P56">&gt;</text:p>
      <text:p text:style-name="P30"><text:span text:style-name="T26"/></text:p>
      <text:h text:style-name="Heading_20_2" text:outline-level="2">Linux Mono C#</text:h>
      <text:p text:style-name="P26">Compilation : </text:p>
      <text:list xml:id="list2121816200290207076" text:style-name="L38">
        <text:list-item>
          <text:p text:style-name="P21"><text:span text:style-name="T26">compiler le programme </text:span><text:span text:style-name="T29">audela-csharp.cs </text:span><text:span text:style-name="T26">avec </text:span><text:span text:style-name="T28">absimple.cs </text:span></text:p>
        </text:list-item>
      </text:list>
      <text:p text:style-name="P7"/>
      <text:p text:style-name="P55"><text:span text:style-name="T26">$ cd </text:span><text:span text:style-name="T29">audela-csharp/</text:span><text:span text:style-name="T26">linux </text:span></text:p>
      <text:p text:style-name="P56">$ make</text:p>
      <text:p text:style-name="P30"/>
      <text:p text:style-name="P26">Exécution </text:p>
      <text:list xml:id="list1856986425114186959" text:style-name="L36">
        <text:list-item>
          <text:p text:style-name="P20"><text:span text:style-name="T29">lancer audela-csharp <text:s/>avec l'interpréteur mono</text:span></text:p>
        </text:list-item>
      </text:list>
      <text:p text:style-name="P31"/>
      <text:p text:style-name="P28"><text:tab/>Résultat</text:p>
      <text:p text:style-name="P55"><text:span text:style-name="T26">$ mono </text:span><text:span text:style-name="T29">audela_csharp</text:span><text:span text:style-name="T26"> </text:span></text:p>
      <text:p text:style-name="P56">absimple_processAdd: 8 + 4 = 12</text:p>
      <text:p text:style-name="P56">absimple_processSub: 8 - 4 = 4</text:p>
      <text:p text:style-name="P56"/>
      <text:p text:style-name="P56">$</text:p>
      <text:p text:style-name="P33"/>
      <text:p text:style-name="P33"/>
      <text:h text:style-name="Heading_20_2" text:outline-level="2">Macosx Mono C#</text:h>
      <text:p text:style-name="P26">Compilation : </text:p>
      <text:list xml:id="list7360015345634308288" text:style-name="L39">
        <text:list-item>
          <text:p text:style-name="P22"><text:span text:style-name="T26">compiler le programme </text:span><text:span text:style-name="T29">audela-csharp.cs </text:span><text:span text:style-name="T26">avec </text:span><text:span text:style-name="T28">absimple.cs </text:span></text:p>
        </text:list-item>
      </text:list>
      <text:p text:style-name="P7"/>
      <text:p text:style-name="P55"><text:span text:style-name="T26">$ cd </text:span><text:span text:style-name="T29">audela-csharp/macosx</text:span><text:span text:style-name="T26"> </text:span></text:p>
      <text:p text:style-name="P56">$ make</text:p>
      <text:p text:style-name="P30"/>
      <text:p text:style-name="P26"><text:soft-page-break/>Exécution </text:p>
      <text:list xml:id="list4905967324041023017" text:style-name="L40">
        <text:list-item>
          <text:p text:style-name="P23"><text:span text:style-name="T29">copier </text:span><text:span text:style-name="T28">libabsimple.so </text:span><text:span text:style-name="T29">dans le même répertoire que audela-csharp</text:span></text:p>
        </text:list-item>
        <text:list-item>
          <text:p text:style-name="P11">lancer audela-csharp</text:p>
        </text:list-item>
      </text:list>
      <text:p text:style-name="P31"/>
      <text:p text:style-name="P28"><text:tab/>Résultat</text:p>
      <text:p text:style-name="P55"><text:span text:style-name="T26">$ ./</text:span><text:span text:style-name="T29">audela_csharp</text:span><text:span text:style-name="T26"> </text:span></text:p>
      <text:p text:style-name="P56">absimple_processAdd: 8 + 4 = 12</text:p>
      <text:p text:style-name="P56">absimple_processSub: 8 - 4 = 4</text:p>
      <text:p text:style-name="P56"/>
      <text:p text:style-name="P56">$</text:p>
      <text:p text:style-name="P33"/>
      <text:p text:style-name="P33"/>
      <text:p text:style-name="P33"/>
      <text:h text:style-name="Heading_20_1" text:outline-level="1">Utilisation dans un programme Python</text:h>
      <text:p text:style-name="Text_20_body">E<text:span text:style-name="T26">xemple de source Python utilisant absimple</text:span></text:p>
      <text:p text:style-name="P43"><text:span text:style-name="T5"># file: audela.py<text:line-break/><text:line-break/></text:span><text:span text:style-name="T6">import absimple</text:span><text:span text:style-name="T5"> <text:line-break/><text:line-break/>a = 8<text:line-break/>b = 4<text:line-break/>result = absimple.processAdd(a,b)<text:line-break/>print ("absimple.processAdd : %d + %d = %d" % (a,b,result))<text:line-break/><text:line-break/>result2 = absimple.processSub(a,b)<text:line-break/>print ("absimple.processAdd : %d - %d = %d" % (a,b,result2))<text:line-break/></text:span></text:p>
      <text:p text:style-name="P17"/>
      <text:p text:style-name="P16"><text:span text:style-name="T26">Le programme python </text:span><text:span text:style-name="T28">audela.py </text:span><text:span text:style-name="T26">importe le fichier </text:span><text:span text:style-name="T28">absimple.py </text:span><text:span text:style-name="T29">qui montre comment charger la librairie</text:span></text:p>
      <text:p text:style-name="P16"><text:span text:style-name="T29"/></text:p>
      <text:h text:style-name="Heading_20_2" text:outline-level="2">Windows </text:h>
      <text:p text:style-name="P25"><text:span text:style-name="T26">Exécution </text:span></text:p>
      <text:list xml:id="list3620728525383291352" text:style-name="L28">
        <text:list-item>
          <text:p text:style-name="P8">lancer l'exécution de absimple_test.py</text:p>
        </text:list-item>
      </text:list>
      <text:p text:style-name="P5"/>
      <text:p text:style-name="P26">Résultat</text:p>
      <text:p text:style-name="P56">&gt; python.exe -i audela_test.py</text:p>
      <text:p text:style-name="P56">absimple_processAdd: 8 + 4 = 12</text:p>
      <text:p text:style-name="P56">absimple_processSub: 8 - 4 = 4</text:p>
      <text:p text:style-name="P56"/>
      <text:p text:style-name="P56">&gt;&gt;&gt;</text:p>
      <text:p text:style-name="P56">&gt;</text:p>
      <text:p text:style-name="P32"/>
      <text:p text:style-name="P32"/>
      <text:h text:style-name="Heading_20_2" text:outline-level="2">Linux</text:h>
      <text:p text:style-name="P26">Exécution </text:p>
      <text:list xml:id="list40319762" text:continue-numbering="true" text:style-name="L28">
        <text:list-item>
          <text:p text:style-name="P13"><text:span text:style-name="T29">lancer l'exécution de absimple_test.py</text:span></text:p>
        </text:list-item>
      </text:list>
      <text:p text:style-name="P31"/>
      <text:p text:style-name="P28"><text:tab/>Résultat</text:p>
      <text:p text:style-name="P56">$ python3 absimple_test.py </text:p>
      <text:p text:style-name="P56">absimple_processAdd: 8 + 4 = 12</text:p>
      <text:p text:style-name="P56">absimple_processSub: 8 - 4 = 4</text:p>
      <text:p text:style-name="P56"/>
      <text:p text:style-name="P56">&gt;&gt;&gt;</text:p>
      <text:p text:style-name="P56">$</text:p>
      <text:p text:style-name="P33"/>
      <text:h text:style-name="Heading_20_2" text:outline-level="2"><text:soft-page-break/>Macosx</text:h>
      <text:p text:style-name="P26">Exécution </text:p>
      <text:list xml:id="list40303050" text:continue-numbering="true" text:style-name="L28">
        <text:list-item>
          <text:p text:style-name="P13"><text:span text:style-name="T29">lancer l'exécution de absimple_test.py</text:span></text:p>
        </text:list-item>
      </text:list>
      <text:p text:style-name="P31"/>
      <text:p text:style-name="P28"><text:tab/>Résultat</text:p>
      <text:p text:style-name="P56">$ python3 absimple_test.py </text:p>
      <text:p text:style-name="P56">absimple_processAdd: 8 + 4 = 12</text:p>
      <text:p text:style-name="P56">absimple_processSub: 8 - 4 = 4</text:p>
      <text:p text:style-name="P56"/>
      <text:p text:style-name="P56">&gt;&gt;&gt;</text:p>
      <text:p text:style-name="P56">$</text:p>
      <text:p text:style-name="P33"/>
      <text:h text:style-name="Heading_20_1" text:outline-level="1">Utilisation dans un programme Tcl</text:h>
      <text:p text:style-name="Text_20_body"/>
      <text:p text:style-name="P5">Exemple de source TCL utilisant absimple :</text:p>
      <text:p text:style-name="P5"/>
      <text:p text:style-name="P43"><text:span text:style-name="T5">#--- file: absimple_test.tcl<text:line-break/><text:line-break/></text:span><text:span text:style-name="T6">package require absimple_tcl</text:span><text:span text:style-name="T5"><text:line-break/><text:line-break/>set a 8<text:line-break/>set b 4<text:line-break/>set result [ absimple_processAdd $a $b ]<text:line-break/>console::disp "absimple_processAdd <text:s/>: $a + $b = $result \n"<text:line-break/><text:line-break/>set result2 [ absimple_processSub $a $b ]<text:line-break/>console::disp "absimple_processAdd : $a + $b = $result2 \n" <text:line-break/></text:span></text:p>
      <text:p text:style-name="P17"/>
      <text:p text:style-name="P16"><text:span text:style-name="T26">Le programme </text:span><text:span text:style-name="T28">absimple_test.tcl <text:s/></text:span><text:span text:style-name="T26">importe le package </text:span><text:span text:style-name="T28">absimple_tcl </text:span><text:span text:style-name="T29">qui charge la librairie.</text:span></text:p>
      <text:p text:style-name="P16"><text:span text:style-name="T29"/></text:p>
      <text:h text:style-name="P37" text:outline-level="2">Windows</text:h>
      <text:p text:style-name="P26">Exécution avec Audela</text:p>
      <text:p text:style-name="P31"/>
      <text:list xml:id="list2424980471525601384" text:style-name="L33">
        <text:list-item>
          <text:p text:style-name="P18"><text:span text:style-name="T29">créer le répertoire</text:span><text:span text:style-name="T28"> audela\lib\absimple </text:span></text:p>
        </text:list-item>
        <text:list-item>
          <text:p text:style-name="P18"><text:span text:style-name="T29">copier dans ce répertoire <text:s/></text:span><text:span text:style-name="T28">absimple_tcl.dll , libabsimple.dll </text:span><text:span text:style-name="T29">et</text:span><text:span text:style-name="T28"> pkgIndex.tcl </text:span></text:p>
        </text:list-item>
        <text:list-item>
          <text:p text:style-name="P18"><text:span text:style-name="T29">copier</text:span><text:span text:style-name="T28"> absimple_test.tcl</text:span><text:span text:style-name="T29"> <text:s/>dans le répertoire de travail de Audela</text:span></text:p>
        </text:list-item>
        <text:list-item>
          <text:p text:style-name="P9">lancer l'exécution de Audela </text:p>
        </text:list-item>
        <text:list-item>
          <text:p text:style-name="P9">lancer “source absimple.tcl” dans la console de Audela</text:p>
        </text:list-item>
      </text:list>
      <text:p text:style-name="P7"/>
      <text:p text:style-name="P26">Résultat</text:p>
      <text:p text:style-name="P55"><text:span text:style-name="T26">&gt; </text:span><text:span text:style-name="T29">source absimple_test.tcl</text:span></text:p>
      <text:p text:style-name="P56">absimple_processAdd: 8 + 4 = 12</text:p>
      <text:p text:style-name="P56">absimple_processSub: 8 - 4 = 4</text:p>
      <text:p text:style-name="P56"/>
      <text:p text:style-name="P56">&gt;</text:p>
      <text:p text:style-name="P33"><text:span text:style-name="T29"/></text:p>
      <text:p text:style-name="P33"><text:span text:style-name="T29"/></text:p>
      <text:h text:style-name="P38" text:outline-level="2">Linux</text:h>
      <text:p text:style-name="P26">Exécution avec Audela</text:p>
      <text:p text:style-name="P31"/>
      <text:list xml:id="list40310709" text:continue-numbering="true" text:style-name="L33">
        <text:list-item>
          <text:p text:style-name="P18"><text:span text:style-name="T29">créer le répertoire</text:span><text:span text:style-name="T28"> audela/lib/absimple </text:span></text:p>
        </text:list-item>
        <text:list-item>
          <text:p text:style-name="P18"><text:span text:style-name="T29">copier dans ce répertoire <text:s/></text:span><text:span text:style-name="T28">absimple_tcl.so libabsimple.so </text:span><text:span text:style-name="T29">et</text:span><text:span text:style-name="T28"> pkgIndex.tcl </text:span></text:p>
        </text:list-item>
        <text:list-item>
          <text:p text:style-name="P18"><text:soft-page-break/><text:span text:style-name="T29">copier</text:span><text:span text:style-name="T28"> absimple_test.tcl</text:span><text:span text:style-name="T29"> <text:s/>dans le répertoire de travail de Audela</text:span></text:p>
        </text:list-item>
        <text:list-item>
          <text:p text:style-name="P9">lancer l'exécution de Audela </text:p>
        </text:list-item>
        <text:list-item>
          <text:p text:style-name="P9">lancer “source absimple.tcl” dans la console de Audela</text:p>
        </text:list-item>
      </text:list>
      <text:p text:style-name="P7"/>
      <text:p text:style-name="P26">Résultat</text:p>
      <text:p text:style-name="P55"><text:span text:style-name="T26">&gt; </text:span><text:span text:style-name="T29">source absimple.tcl</text:span></text:p>
      <text:p text:style-name="P56">absimple_processAdd: 8 + 4 = 12</text:p>
      <text:p text:style-name="P56">absimple_processSub: 8 - 4 = 4</text:p>
      <text:p text:style-name="P56"/>
      <text:p text:style-name="P56">&gt;</text:p>
      <text:p text:style-name="P33"/>
      <text:p text:style-name="P30"/>
      <text:p text:style-name="P26">Exécution avec l'interpréteur Tcl standard de Linux <text:s/></text:p>
      <text:list xml:id="list2237362860945184088" text:style-name="L34">
        <text:list-item>
          <text:p text:style-name="P19"><text:span text:style-name="T29">créer le répertoire</text:span><text:span text:style-name="T28"> tcl86/lib/absimple </text:span></text:p>
        </text:list-item>
        <text:list-item>
          <text:p text:style-name="P19"><text:span text:style-name="T29">copier dans ce répertoire <text:s/></text:span><text:span text:style-name="T28">absimple_tcl.so , libabsimple.so </text:span><text:span text:style-name="T29">et</text:span><text:span text:style-name="T28"> pkgIndex.tcl </text:span></text:p>
        </text:list-item>
        <text:list-item>
          <text:p text:style-name="P19"><text:span text:style-name="T29">copier</text:span><text:span text:style-name="T28"> absimple_test.tcl</text:span><text:span text:style-name="T29"> <text:s/>dans un répertoire de travail </text:span></text:p>
        </text:list-item>
        <text:list-item>
          <text:p text:style-name="P19"><text:span text:style-name="T29">remplacer “console::disp” <text:s/>par “puts” dans </text:span><text:span text:style-name="T28"><text:s/>absimple_test.tcl</text:span></text:p>
        </text:list-item>
        <text:list-item>
          <text:p text:style-name="P10">lancer l'exécution de tclsh depuis ce répertoire de travail</text:p>
        </text:list-item>
        <text:list-item>
          <text:p text:style-name="P10">lancer “source absimple.tcl” dans la console de Tcl</text:p>
        </text:list-item>
      </text:list>
      <text:p text:style-name="P5"/>
      <text:p text:style-name="P30">Résultat</text:p>
      <text:p text:style-name="P55"><text:span text:style-name="T26">$ </text:span><text:span text:style-name="T29">tclsh</text:span></text:p>
      <text:p text:style-name="P55"><text:span text:style-name="T29">% source </text:span><text:span text:style-name="T7">absimple_test.tcl</text:span></text:p>
      <text:p text:style-name="P56">absimple_processAdd: 8 + 4 = 12</text:p>
      <text:p text:style-name="P56">absimple_processSub: 8 - 4 = 4</text:p>
      <text:p text:style-name="P56"/>
      <text:p text:style-name="P56">% exit</text:p>
      <text:p text:style-name="P56">$</text:p>
      <text:h text:style-name="P34" text:outline-level="2"><text:span text:style-name="T14"/></text:h>
      <text:h text:style-name="P35" text:outline-level="2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Standard" style:class="text">
      <style:paragraph-properties fo:margin-top="0.423cm" fo:margin-bottom="0.212cm" fo:keep-with-next="always"/>
      <style:text-properties fo:color="#3333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Heading" style:auto-update="true" style:default-outline-level="2" style:class="text" style:master-page-name="">
      <style:paragraph-properties fo:keep-together="always" style:page-number="auto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" style:family="paragraph" style:parent-style-name="Preformatted_20_Text" style:master-page-name="">
      <style:paragraph-properties fo:margin-left="0.499cm" fo:margin-right="0.499cm" fo:text-indent="0cm" style:auto-text-indent="false" style:page-number="auto" fo:background-color="#ccffff" fo:padding="0.049cm" fo:border="0.002cm solid #000000" style:shadow="none">
        <style:background-image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résultat" style:display-name="Code résultat" style:family="paragraph" style:parent-style-name="Code">
      <style:paragraph-properties fo:background-color="#eeeeee">
        <style:background-image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28T11:06:36.57</meta:creation-date>
    <dc:date>2015-03-23T20:14:26.66</dc:date>
    <meta:editing-duration>PT23H50M23S</meta:editing-duration>
    <meta:editing-cycles>209</meta:editing-cycles>
    <meta:generator>OpenOffice/4.1.1$Win32 OpenOffice.org_project/411m6$Build-9775</meta:generator>
    <meta:document-statistic meta:table-count="0" meta:image-count="1" meta:object-count="0" meta:page-count="8" meta:paragraph-count="256" meta:word-count="1386" meta:character-count="9168"/>
  </office:meta>
</office:document-meta>
</file>